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fe317" officeooo:paragraph-rsid="001fe317"/>
    </style:style>
    <style:style style:name="P2" style:family="paragraph" style:parent-style-name="Text_20_body">
      <style:text-properties officeooo:rsid="0021511f" officeooo:paragraph-rsid="0021511f"/>
    </style:style>
    <style:style style:name="P3" style:family="paragraph" style:parent-style-name="Title">
      <style:text-properties officeooo:rsid="001fe317" officeooo:paragraph-rsid="001fe3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lig 3 – Programmering 2</text:p>
      <text:p text:style-name="P1">Thomas Waaler</text:p>
      <text:h text:style-name="Heading_20_1" text:outline-level="1">Oppgave 1.1</text:h>
      <text:p text:style-name="P2">Lag deg en oversikt over hva følgende ord/begreper betyr: </text:p>
      <text:h text:style-name="Heading_20_3" text:outline-level="3">Static (variabel, metode)</text:h>
      <text:p text:style-name="P2">asd</text:p>
      <text:h text:style-name="Heading_20_3" text:outline-level="3">Final (variabel, metode, klasse)</text:h>
      <text:p text:style-name="P2">asd</text:p>
      <text:h text:style-name="Heading_20_3" text:outline-level="3">Abstract (klasse, metode)</text:h>
      <text:p text:style-name="P2">asd</text:p>
      <text:h text:style-name="Heading_20_3" text:outline-level="3">Interface</text:h>
      <text:p text:style-name="P2">asd</text:p>
      <text:h text:style-name="Heading_20_1" text:outline-level="1">Oppgave 1.2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1T16:00:27.162000000</meta:creation-date>
    <dc:date>2022-03-01T16:03:14.959000000</dc:date>
    <meta:editing-duration>PT2M48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3" meta:word-count="34" meta:character-count="221" meta:non-whitespace-character-count="198"/>
  </office:meta>
</office:document-meta>
</file>